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Unslanted" svg:font-family="'Latin Modern Roman Unslante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Thaana" svg:font-family="'Noto Sans Thaana'" style:font-family-generic="swiss" style:font-pitch="variable"/>
  </office:font-face-decls>
  <office:automatic-styles>
    <style:style style:name="P1" style:family="paragraph" style:parent-style-name="Standard">
      <style:text-properties style:font-name="Latin Modern Roman Unslanted" officeooo:rsid="0016fd48" officeooo:paragraph-rsid="0016fd48"/>
    </style:style>
    <style:style style:name="P2" style:family="paragraph" style:parent-style-name="Standard">
      <style:paragraph-properties fo:text-align="end" style:justify-single-word="false"/>
      <style:text-properties style:font-name="Latin Modern Roman Unslanted" officeooo:rsid="001880e8" officeooo:paragraph-rsid="001880e8"/>
    </style:style>
    <style:style style:name="T1" style:family="text">
      <style:text-properties officeooo:rsid="001880e8"/>
    </style:style>
    <style:style style:name="T2" style:family="text">
      <style:text-properties officeooo:rsid="0018a2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a, <text:span text:style-name="T1">my dear</text:span></text:p>
      <text:p text:style-name="P1"/>
      <text:p text:style-name="P1"><text:tab/><text:span text:style-name="T1">I’m sorry it has to be this way, but I could not bring myself to share the family shame with you. Please, forgive me for being cryptic, I hope you can be smarter than me and leave this all behind.</text:span></text:p>
      <text:p text:style-name="P1"><text:tab/><text:span text:style-name="T1">Our family has a longer history than you imagine. When Cornelius Croft build and moved into our evry own Croft mannor, he attempted to erase from record the reason he moved, and from what I could see, he managed. Legend has it that he built this house around the very secret he attempted to erase from history. I was never able to find it, however.</text:span></text:p>
      <text:p text:style-name="P1"><text:tab/><text:span text:style-name="T1">All I was able to piece together was that Cornelius was misled by some snake oil salesman, </text:span><text:span text:style-name="T2">spending most of the family wealth on something so awful he was forced to abandon old Castle Croft and, worst of all, causing the death of thousands. At least, that is what my parents told me, I still have some hope that this is not the truth.</text:span></text:p>
      <text:p text:style-name="P1"><text:tab/><text:span text:style-name="T2">Please, my dear, read this and ignore it. Please, assume that all this is a made up bedtime story created by my parents. Leave this behind, you will get nothing but sleepless nights if you get to the bottom of it.</text:span></text:p>
      <text:p text:style-name="P1"/>
      <text:p text:style-name="P2"><text:span text:style-name="T2">Much Love</text:span>,</text:p>
      <text:p text:style-name="P2">Richard Crof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Unslanted" svg:font-family="'Latin Modern Roman Unslante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Thaana" svg:font-family="'Noto Sans Tha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6T07:05:59.961497008</meta:creation-date>
    <dc:date>2022-07-06T07:35:24.681412570</dc:date>
    <meta:editing-duration>PT5M3S</meta:editing-duration>
    <meta:editing-cycles>1</meta:editing-cycles>
    <meta:document-statistic meta:table-count="0" meta:image-count="0" meta:object-count="0" meta:page-count="1" meta:paragraph-count="7" meta:word-count="217" meta:character-count="1131" meta:non-whitespace-character-count="917"/>
    <meta:generator>LibreOffice/7.3.4.2$Linux_X86_64 LibreOffice_project/30$Build-2</meta:generator>
  </office:meta>
</office:document-meta>
</file>